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text-line-through-style="solid"/>
    </style:style>
    <style:style style:name="T68" style:family="text">
      <style:text-properties fo:font-style="italic" style:font-style-asian="italic" style:font-style-complex="italic" style:text-line-through-style="solid"/>
    </style:style>
    <style:style style:name="T69" style:family="text">
      <style:text-properties fo:font-style="italic" style:font-style-asian="italic" style:font-style-complex="italic" style:text-line-through-style="solid"/>
    </style:style>
    <style:style style:name="T70" style:family="text">
      <style:text-properties fo:font-style="italic" style:font-style-asian="italic" style:font-style-complex="italic" style:text-line-through-style="solid"/>
    </style:style>
    <style:style style:name="T71" style:family="text">
      <style:text-properties fo:font-style="italic" style:font-style-asian="italic" style:font-style-complex="italic" style:text-line-through-style="soli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text-line-through-style="solid"/>
    </style:style>
    <style:style style:name="T108" style:family="text">
      <style:text-properties fo:font-style="italic" style:font-style-asian="italic" style:font-style-complex="italic" style:text-line-through-style="solid"/>
    </style:style>
    <style:style style:name="T109" style:family="text">
      <style:text-properties fo:font-style="italic" style:font-style-asian="italic" style:font-style-complex="italic" style:text-line-through-style="solid"/>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office:automatic-styles>
  <office:body>
    <office:text>
      <text:h text:style-name="Title">Art</text:h>
      <text:p text:style-name="Text_20_body">Paul was writing in his diary about art.</text:p>
      <text:p text:style-name="Text_20_body"><text:span text:style-name="T1">This</text:span><text:span text:style-name="T2"> </text:span><text:span text:style-name="T3">is</text:span><text:span text:style-name="T4"> </text:span><text:span text:style-name="T5">my</text:span><text:span text:style-name="T6"> </text:span><text:span text:style-name="T7">brain</text:span> he wrote. <text:span text:style-name="T8">This</text:span><text:span text:style-name="T9"> </text:span><text:span text:style-name="T10">is</text:span><text:span text:style-name="T11"> </text:span><text:span text:style-name="T12">my</text:span><text:span text:style-name="T13"> </text:span><text:span text:style-name="T14">brain</text:span><text:span text:style-name="T15"> </text:span><text:span text:style-name="T16">and</text:span><text:span text:style-name="T17"> </text:span><text:span text:style-name="T18">all</text:span><text:span text:style-name="T19"> </text:span><text:span text:style-name="T20">it</text:span><text:span text:style-name="T21"> </text:span><text:span text:style-name="T22">contains.</text:span><text:span text:style-name="T23"> </text:span><text:span text:style-name="T24">'I</text:span><text:span text:style-name="T25"> </text:span><text:span text:style-name="T26">contain</text:span><text:span text:style-name="T27"> </text:span><text:span text:style-name="T28">multitudes'</text:span><text:span text:style-name="T29"> </text:span><text:span text:style-name="T30">said</text:span><text:span text:style-name="T31"> </text:span><text:span text:style-name="T32">Legion.</text:span><text:span text:style-name="T33"> </text:span><text:span text:style-name="T34">I</text:span><text:span text:style-name="T35"> </text:span><text:span text:style-name="T36">think</text:span><text:span text:style-name="T37"> </text:span><text:span text:style-name="T38">it</text:span><text:span text:style-name="T39"> </text:span><text:span text:style-name="T40">was</text:span><text:span text:style-name="T41"> </text:span><text:span text:style-name="T42">Legion.</text:span> The big heading he had written at the top of the page (<text:span text:style-name="T43">ART</text:span> it read, but only when looking at it from his point of view) sat cold and alone, neglected in the white space surrounding it. He noticed this presently (but not after he had written a little more about multitudes), paused, frowned, and began to write again.</text:p>
      <text:p text:style-name="Text_20_body"><text:span text:style-name="T44">ART</text:span><text:span text:style-name="T45"> </text:span><text:span text:style-name="T46">stands</text:span><text:span text:style-name="T47"> </text:span><text:span text:style-name="T48">alone</text:span><text:span text:style-name="T49"> </text:span><text:span text:style-name="T50">at</text:span><text:span text:style-name="T51"> </text:span><text:span text:style-name="T52">the</text:span><text:span text:style-name="T53"> </text:span><text:span text:style-name="T54">top</text:span><text:span text:style-name="T55"> </text:span><text:span text:style-name="T56">of</text:span><text:span text:style-name="T57"> </text:span><text:span text:style-name="T58">a</text:span><text:span text:style-name="T59"> </text:span><text:span text:style-name="T60">blank</text:span><text:span text:style-name="T61"> </text:span><text:span text:style-name="T62">page</text:span> he wrote. <text:span text:style-name="T63">It</text:span><text:span text:style-name="T64"> </text:span><text:span text:style-name="T65">follows</text:span><text:span text:style-name="T66"> </text:span><text:span text:style-name="T67">itself</text:span><text:span text:style-name="T68"> </text:span><text:span text:style-name="T69">in</text:span><text:span text:style-name="T70"> </text:span><text:span text:style-name="T71">circles</text:span><text:span text:style-name="T72"> </text:span><text:span text:style-name="T73">its</text:span><text:span text:style-name="T74"> </text:span><text:span text:style-name="T75">own</text:span><text:span text:style-name="T76"> </text:span><text:span text:style-name="T77">footprints</text:span><text:span text:style-name="T78"> </text:span><text:span text:style-name="T79">in</text:span><text:span text:style-name="T80"> </text:span><text:span text:style-name="T81">a</text:span><text:span text:style-name="T82"> </text:span><text:span text:style-name="T83">circle</text:span><text:span text:style-name="T84"> </text:span><text:span text:style-name="T85">around</text:span><text:span text:style-name="T86"> </text:span><text:span text:style-name="T87">its</text:span><text:span text:style-name="T88"> </text:span><text:span text:style-name="T89">own</text:span><text:span text:style-name="T90"> </text:span><text:span text:style-name="T91">name.</text:span><text:span text:style-name="T92"> </text:span><text:span text:style-name="T93">It</text:span><text:span text:style-name="T94"> </text:span><text:span text:style-name="T95">leads</text:span><text:span text:style-name="T96"> </text:span><text:span text:style-name="T97">nowhere</text:span><text:span text:style-name="T98"> </text:span><text:span text:style-name="T99">but</text:span><text:span text:style-name="T100"> </text:span><text:span text:style-name="T101">is</text:span><text:span text:style-name="T102"> </text:span><text:span text:style-name="T103">present</text:span><text:span text:style-name="T104"> </text:span><text:span text:style-name="T105">everywhere.</text:span><text:span text:style-name="T106"> </text:span><text:span text:style-name="T107">It</text:span><text:span text:style-name="T108"> </text:span><text:span text:style-name="T109">contains</text:span><text:span text:style-name="T110"> </text:span><text:span text:style-name="T111">It</text:span><text:span text:style-name="T112"> </text:span><text:span text:style-name="T113">contains</text:span><text:span text:style-name="T114"> </text:span><text:span text:style-name="T115">multitudes.</text:span><text:span text:style-name="T116"> </text:span><text:span text:style-name="T117">Every</text:span><text:span text:style-name="T118"> </text:span><text:span text:style-name="T119">painting</text:span><text:span text:style-name="T120"> </text:span><text:span text:style-name="T121">ever</text:span><text:span text:style-name="T122"> </text:span><text:span text:style-name="T123">made</text:span><text:span text:style-name="T124"> </text:span><text:span text:style-name="T125">is</text:span><text:span text:style-name="T126"> </text:span><text:span text:style-name="T127">a</text:span><text:span text:style-name="T128"> </text:span><text:span text:style-name="T129">painting</text:span><text:span text:style-name="T130"> </text:span><text:span text:style-name="T131">of</text:span><text:span text:style-name="T132"> </text:span><text:span text:style-name="T133">every</text:span><text:span text:style-name="T134"> </text:span><text:span text:style-name="T135">other</text:span><text:span text:style-name="T136"> </text:span><text:span text:style-name="T137">painting.</text:span><text:span text:style-name="T138"> </text:span><text:span text:style-name="T139">Every</text:span><text:span text:style-name="T140"> </text:span><text:span text:style-name="T141">song</text:span><text:span text:style-name="T142"> </text:span><text:span text:style-name="T143">is</text:span><text:span text:style-name="T144"> </text:span><text:span text:style-name="T145">a</text:span><text:span text:style-name="T146"> </text:span><text:span text:style-name="T147">remix,</text:span><text:span text:style-name="T148"> </text:span><text:span text:style-name="T149">a</text:span><text:span text:style-name="T150"> </text:span><text:span text:style-name="T151">cover</text:span><text:span text:style-name="T152"> </text:span><text:span text:style-name="T153">version</text:span><text:span text:style-name="T154">.</text:span> He crossed out the part about songs for getting off topic. He made a note to himself in the margin---<text:span text:style-name="T155">Music</text:span><text:span text:style-name="T156"> </text:span><text:span text:style-name="T157">is</text:span><text:span text:style-name="T158"> </text:span><text:span text:style-name="T159">not</text:span><text:span text:style-name="T160"> </text:span><text:span text:style-name="T161">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t</dc:title>
  </office:meta>
</office:document-meta>
</file>